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InitTransformer.begin_method( int access , Signature sig , Type [ ] exce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ddInitTransformer.visitInsn( int op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ddInitTransformer.AddInitTransformer( Method metho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